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betan Machine Uni" svg:font-family="'Tibetan Machine Uni'"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center" style:justify-single-word="false"/>
    </style:style>
    <style:style style:name="P3" style:family="paragraph" style:parent-style-name="customBodytext1" style:list-style-name="L1"/>
    <style:style style:name="P4" style:family="paragraph" style:parent-style-name="customBodytext1"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ind the box, readme file</text:h>
      <text:p text:style-name="P1"/>
      <text:p text:style-name="customBodytext1"><text:tab/>This programm should be a helping tool to find suitable type of box for packing the pieces from filter mediums manufactured in Volz filters company in VSA line due to the order measurements for Customer needs. </text:p>
      <text:p text:style-name="customBodytext1"/>
      <text:p text:style-name="customBodytext1">How will code work</text:p>
      <text:list xml:id="list2861584514773643871" text:style-name="L1">
        <text:list-item>
          <text:p text:style-name="P3">First component will be to dynamically update, create or delete box and material types which will be stored as objects in arrays, for start I will start start with arrays of five indexes to make code easier to read.</text:p>
        </text:list-item>
      </text:list>
      <text:list xml:id="list759693756142392414" text:style-name="L2">
        <text:list-item>
          <text:p text:style-name="P4">To choose from lists of boxes that types in which the pieces can be put. That will be achieved by comparing three dimensions of box(width, height, depht) to two dimensions of cutting shape(width, height). At least to dimensions of box must be larger than dimensions of cutting shape. This will filter the box-types that can obtain the filter cut.</text:p>
        </text:list-item>
        <text:list-item>
          <text:p text:style-name="P4">The cutting shape also has the third dimension, depht, which is different for every filter material. When we filter the boxes that satisfy our order details, we want to find out how many pieces can be fitted to <text:s/>which suitable box-type </text:p>
        </text:list-item>
        <text:list-item>
          <text:p text:style-name="P4">To find most suitable box-type we need to select results according to some priorities. Priorities are that we want to pack order to lesser amount of boxes and we want equal amount of pieces in each box if possible. <text:s/></text:p>
        </text:list-item>
      </text:list>
      <text:p text:style-name="customBodytext1"/>
      <text:p text:style-name="customBodytext1"/>
      <text:p text:style-name="customBodytext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betan Machine Uni" svg:font-family="'Tibetan Machine Uni'"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ustomBodytext1" style:family="paragraph" style:parent-style-name="Text_20_body" style:next-style-name="Standard" style:list-style-name="" style:master-page-name="">
      <style:paragraph-properties fo:line-height="100%" fo:text-align="justify" style:justify-single-word="false" style:page-number="auto" style:shadow="none">
        <style:tab-stops/>
      </style:paragraph-properties>
      <style:text-properties style:font-name="Tibetan Machine Uni" fo:font-size="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Beno</meta:initial-creator>
    <meta:creation-date>2023-06-04T23:13:45</meta:creation-date>
    <dc:date>2023-07-06T21:42:32</dc:date>
    <dc:creator>Daniel Beno</dc:creator>
    <meta:editing-duration>PT1H14M41S</meta:editing-duration>
    <meta:editing-cycles>4</meta:editing-cycles>
    <meta:generator>OpenOffice/4.1.11$Unix OpenOffice.org_project/4111m1$Build-9808</meta:generator>
    <meta:document-statistic meta:table-count="0" meta:image-count="0" meta:object-count="0" meta:page-count="1" meta:paragraph-count="7" meta:word-count="227" meta:character-count="1271"/>
  </office:meta>
</office:document-meta>
</file>